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GenericSVGHandler.getDocumentURI( Document do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GenericSVGHandler.buildGraphicsNode( FOUserAgent userAgent , BridgeContext ctx , Document do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GenericSVGHandler.renderSVGDocument( final RendererContext rendererContext , final Docume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GenericSVGHandler.createGraphics2DImagePainter( GraphicsNode root , BridgeContext ctx , Dimension image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enericSVGHandler.handleXML( RendererContext context , Document doc , String 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GenericSVGHandler.updateRendererContext( Render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GenericSVGHandler.getImageSize( RendererContextWrapper wrapped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GenericSVGHandler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